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ae4" officeooo:paragraph-rsid="00129ae4"/>
    </style:style>
    <style:style style:name="P2" style:family="paragraph" style:parent-style-name="Standard">
      <style:text-properties officeooo:rsid="0013372e" officeooo:paragraph-rsid="0013372e"/>
    </style:style>
    <style:style style:name="P3" style:family="paragraph" style:parent-style-name="Standard">
      <style:text-properties officeooo:rsid="0013ba2f" officeooo:paragraph-rsid="0013ba2f"/>
    </style:style>
    <style:style style:name="P4" style:family="paragraph" style:parent-style-name="Standard">
      <style:text-properties officeooo:rsid="00143794" officeooo:paragraph-rsid="00143794"/>
    </style:style>
    <style:style style:name="P5" style:family="paragraph" style:parent-style-name="Standard">
      <style:text-properties officeooo:rsid="001597ad" officeooo:paragraph-rsid="001597ad"/>
    </style:style>
    <style:style style:name="P6" style:family="paragraph" style:parent-style-name="Standard">
      <style:text-properties officeooo:rsid="00173b6e" officeooo:paragraph-rsid="00173b6e"/>
    </style:style>
    <style:style style:name="P7" style:family="paragraph" style:parent-style-name="Standard">
      <style:text-properties officeooo:rsid="0019048b" officeooo:paragraph-rsid="0019048b"/>
    </style:style>
    <style:style style:name="P8" style:family="paragraph" style:parent-style-name="Standard">
      <style:text-properties officeooo:rsid="001a2313" officeooo:paragraph-rsid="001a2313"/>
    </style:style>
    <style:style style:name="P9" style:family="paragraph" style:parent-style-name="Standard">
      <style:text-properties officeooo:rsid="001a2313" officeooo:paragraph-rsid="001a2313"/>
    </style:style>
    <style:style style:name="P10" style:family="paragraph" style:parent-style-name="Standard">
      <style:text-properties officeooo:rsid="001a9144" officeooo:paragraph-rsid="001a9144"/>
    </style:style>
    <style:style style:name="P11" style:family="paragraph" style:parent-style-name="Standard">
      <style:text-properties officeooo:rsid="0019048b" officeooo:paragraph-rsid="0019048b"/>
    </style:style>
    <style:style style:name="P12" style:family="paragraph" style:parent-style-name="Standard">
      <style:text-properties officeooo:rsid="001c0f17" officeooo:paragraph-rsid="001c0f17"/>
    </style:style>
    <style:style style:name="T1" style:family="text">
      <style:text-properties officeooo:rsid="00129ae4"/>
    </style:style>
    <style:style style:name="T2" style:family="text">
      <style:text-properties officeooo:rsid="0013372e"/>
    </style:style>
    <style:style style:name="T3" style:family="text">
      <style:text-properties officeooo:rsid="0013b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:<text:span text:style-name="T1">scriptnames</text:span></text:p>
      <text:p text:style-name="P1">List all plugins.</text:p>
      <text:p text:style-name="P1"/>
      <text:p text:style-name="P1">:<text:span text:style-name="T2">function</text:span></text:p>
      <text:p text:style-name="P2">List all functions.</text:p>
      <text:p text:style-name="P2"/>
      <text:p text:style-name="P2">:<text:span text:style-name="T3">e {file}</text:span></text:p>
      <text:p text:style-name="P4">Edit file.</text:p>
      <text:p text:style-name="P3"/>
      <text:p text:style-name="P5">Set listchars=eol:$,tab:&amp;</text:p>
      <text:p text:style-name="P5"/>
      <text:p text:style-name="P6">:Ex</text:p>
      <text:p text:style-name="P6">File Explorer</text:p>
      <text:p text:style-name="P6"/>
      <text:p text:style-name="P7">:Set encoding=utf-8</text:p>
      <text:p text:style-name="P7">:Set digraph</text:p>
      <text:p text:style-name="P7">INSERT &lt;C-v&gt; u 00A5 ¥</text:p>
      <text:p text:style-name="P7">Enable the use of unicode characters</text:p>
      <text:p text:style-name="P7"/>
      <text:p text:style-name="P10">NerdCommenter</text:p>
      <text:p text:style-name="P10">\c[Space] ToggleVisualBlockComment</text:p>
      <text:p text:style-name="P10">\cc Comment</text:p>
      <text:p text:style-name="P8"/>
      <text:p text:style-name="P12">&lt;C-[&gt; </text:p>
      <text:p text:style-name="P12">Equivalent to pressing Esc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5:13:42.671000000</meta:creation-date>
    <dc:date>2014-06-11T01:12:12.367000000</dc:date>
    <meta:editing-duration>P1DT22H5M52S</meta:editing-duration>
    <meta:editing-cycles>7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8" meta:word-count="42" meta:character-count="296" meta:non-whitespace-character-count="271"/>
  </office:meta>
</office:document-meta>
</file>